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3" table:style-name="ta1">
        <table:shapes>
          <draw:frame draw:z-index="0" draw:style-name="gr1" draw:text-style-name="P1" svg:width="6.2988in" svg:height="3.5429in" svg:x="0.9472in" svg:y="0.1197in">
            <draw:object draw:notify-on-update-of-ranges="Sheet1_3.A21:Sheet1_3.A27 Sheet1_3.B21:Sheet1_3.B27 Sheet1_3.D21:Sheet1_3.D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6.7567in" svg:y="2.1169in">
            <draw:object draw:notify-on-update-of-ranges="Sheet1_3.A21:Sheet1_3.A27 Sheet1_3.C21:Sheet1_3.C27 Sheet1_3.E21:Sheet1_3.E2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1" table:number-columns-repeated="3"/>
          <table:table-cell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11"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036" calcext:value-type="float">
            <text:p>0.0000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482" calcext:value-type="float">
            <text:p>0.001482</text:p>
          </table:table-cell>
          <table:table-cell office:value-type="float" office:value="0.002461" calcext:value-type="float">
            <text:p>0.002461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000633" calcext:value-type="float">
            <text:p>0.00063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29007" calcext:value-type="float">
            <text:p>0.029007</text:p>
          </table:table-cell>
          <table:table-cell office:value-type="float" office:value="0.049327" calcext:value-type="float">
            <text:p>0.049327</text:p>
          </table:table-cell>
          <table:table-cell office:value-type="float" office:value="0.024028" calcext:value-type="float">
            <text:p>0.024028</text:p>
          </table:table-cell>
          <table:table-cell office:value-type="float" office:value="0.015941" calcext:value-type="float">
            <text:p>0.01594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346745" calcext:value-type="float">
            <text:p>0.346745</text:p>
          </table:table-cell>
          <table:table-cell office:value-type="float" office:value="0.645443" calcext:value-type="float">
            <text:p>0.645443</text:p>
          </table:table-cell>
          <table:table-cell office:value-type="float" office:value="0.370649" calcext:value-type="float">
            <text:p>0.370649</text:p>
          </table:table-cell>
          <table:table-cell office:value-type="float" office:value="0.251756" calcext:value-type="float">
            <text:p>0.25175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.79464" calcext:value-type="float">
            <text:p>3.79464</text:p>
          </table:table-cell>
          <table:table-cell office:value-type="float" office:value="7.05252" calcext:value-type="float">
            <text:p>7.05252</text:p>
          </table:table-cell>
          <table:table-cell office:value-type="float" office:value="3.85327" calcext:value-type="float">
            <text:p>3.85327</text:p>
          </table:table-cell>
          <table:table-cell office:value-type="float" office:value="2.65918" calcext:value-type="float">
            <text:p>2.65918</text:p>
          </table:table-cell>
        </table:table-row>
      </table:table>
      <table:table table:name="Sheet1_2" table:style-name="ta1">
        <table:shapes>
          <draw:frame draw:z-index="0" draw:style-name="gr1" draw:text-style-name="P1" svg:width="6.2988in" svg:height="3.5429in" svg:x="2.1083in" svg:y="0.374in">
            <draw:object draw:notify-on-update-of-ranges="Sheet1_2.A1:Sheet1_2.A20 Sheet1_2.B1:Sheet1_2.B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</table:table>
      <table:table table:name="Sheet1" table:style-name="ta1">
        <table:shapes>
          <draw:frame draw:z-index="0" draw:style-name="gr1" draw:text-style-name="P1" svg:width="6.2988in" svg:height="3.5429in" svg:x="2.587in" svg:y="0.374in">
            <draw:object draw:notify-on-update-of-ranges="Sheet1.B1:Sheet1.B9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 style:data-style-name="N2" text:time-value="20:58:10.409950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3T20:58:19.835162727</meta:creation-date>
    <meta:editing-duration>PT32M6S</meta:editing-duration>
    <meta:editing-cycles>2</meta:editing-cycles>
    <meta:generator>LibreOffice/4.2.7.2$Linux_X86_64 LibreOffice_project/420m0$Build-2</meta:generator>
    <dc:date>2015-05-23T22:01:37.926156305</dc:date>
    <meta:document-statistic meta:table-count="3" meta:cell-count="3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B1:Sheet1.B98" svg:x="0.32cm" svg:y="0.18cm" svg:width="12.508cm" svg:height="8.64cm">
          <chartooo:coordinate-region svg:x="0.941cm" svg:y="0.379cm" svg:width="11.88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98" chart:class="chart:line"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:Sheet1.B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3.952cm" style:legend-expansion="high" chart:style-name="ch2"/>
        <chart:plot-area chart:style-name="ch3" table:cell-range-address="Sheet1_2.A1:Sheet1_2.B20" svg:x="0.32cm" svg:y="0.18cm" svg:width="13.097cm" svg:height="8.64cm">
          <chartooo:coordinate-region svg:x="0.941cm" svg:y="0.379cm" svg:width="12.2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A1:Sheet1_2.A20" chart:class="chart:line">
            <chart:data-point chart:repeated="20"/>
          </chart:series>
          <chart:series chart:style-name="ch7" chart:values-cell-range-address="Sheet1_2.B1:Sheet1_2.B20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_2.A1:Sheet1_2.A20</svg:desc>
                </draw:g>
              </table:table-cell>
              <table:table-cell office:value-type="float" office:value="NaN">
                <text:p>NaN</text:p>
                <draw:g>
                  <svg:desc>Sheet1_2.B1:Sheet1_2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07cm" svg:y="0.316cm" chart:style-name="ch2">
          <text:p>Dodawanie elementów</text:p>
        </chart:title>
        <chart:legend chart:legend-position="end" svg:x="14.18cm" svg:y="3.952cm" style:legend-expansion="high" chart:style-name="ch3"/>
        <chart:plot-area chart:style-name="ch4" table:cell-range-address="Sheet1_3.A21:Sheet1_3.B27 Sheet1_3.D21:Sheet1_3.D27" chart:data-source-has-labels="both" svg:x="1.331cm" svg:y="1.301cm" svg:width="12.529cm" svg:height="6.538cm">
          <chartooo:coordinate-region svg:x="2.058cm" svg:y="1.5cm" svg:width="11.059cm" svg:height="5.692cm"/>
          <chart:axis chart:dimension="x" chart:name="primary-x" chart:style-name="ch5" chartooo:axis-type="auto">
            <chartooo:date-scale/>
            <chart:title svg:x="6.228cm" svg:y="8.019cm" chart:style-name="ch6">
              <text:p>Liczba elementów</text:p>
            </chart:title>
            <chart:categories table:cell-range-address="Sheet1_3.A21:Sheet1_3.A27"/>
          </chart:axis>
          <chart:axis chart:dimension="y" chart:name="primary-y" chart:style-name="ch5">
            <chart:title svg:x="0.451cm" svg:y="5.156cm" chart:style-name="ch7">
              <text:p>Czas[s]</text:p>
            </chart:title>
            <chart:grid chart:style-name="ch8" chart:class="major"/>
          </chart:axis>
          <chart:series chart:style-name="ch9" chart:values-cell-range-address="Sheet1_3.B21:Sheet1_3.B27" chart:label-cell-address="bst" chart:class="chart:line">
            <chart:data-point chart:repeated="7"/>
          </chart:series>
          <chart:series chart:style-name="ch10" chart:values-cell-range-address="Sheet1_3.D21:Sheet1_3.D27" chart:label-cell-address="avl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st</text:p>
              </table:table-cell>
              <table:table-cell office:value-type="string">
                <text:p>avl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_3.A21:Sheet1_3.A27</svg:desc>
                </draw:g>
              </table:table-cell>
              <table:table-cell office:value-type="float" office:value="0.000003">
                <text:p>0.000003</text:p>
                <draw:g>
                  <svg:desc>Sheet1_3.B21:Sheet1_3.B27</svg:desc>
                </draw:g>
              </table:table-cell>
              <table:table-cell office:value-type="float" office:value="0.000002">
                <text:p>0.000002</text:p>
                <draw:g>
                  <svg:desc>Sheet1_3.D21:Sheet1_3.D2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117">
                <text:p>0.00011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482">
                <text:p>0.001482</text:p>
              </table:table-cell>
              <table:table-cell office:value-type="float" office:value="0.001458">
                <text:p>0.00145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29007">
                <text:p>0.029007</text:p>
              </table:table-cell>
              <table:table-cell office:value-type="float" office:value="0.024028">
                <text:p>0.02402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346745">
                <text:p>0.346745</text:p>
              </table:table-cell>
              <table:table-cell office:value-type="float" office:value="0.370649">
                <text:p>0.37064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9464">
                <text:p>3.79464</text:p>
              </table:table-cell>
              <table:table-cell office:value-type="float" office:value="3.85327">
                <text:p>3.853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Szukanie elementów</text:p>
        </chart:title>
        <chart:legend chart:legend-position="end" svg:x="14.18cm" svg:y="3.952cm" style:legend-expansion="high" chart:style-name="ch3"/>
        <chart:plot-area chart:style-name="ch4" table:cell-range-address="Sheet1_3.A21:Sheet1_3.A27 Sheet1_3.C21:Sheet1_3.C27 Sheet1_3.E21:Sheet1_3.E27" chart:data-source-has-labels="both" svg:x="1.331cm" svg:y="1.301cm" svg:width="12.529cm" svg:height="6.538cm">
          <chartooo:coordinate-region svg:x="1.767cm" svg:y="1.5cm" svg:width="11.35cm" svg:height="5.692cm"/>
          <chart:axis chart:dimension="x" chart:name="primary-x" chart:style-name="ch5" chartooo:axis-type="auto">
            <chartooo:date-scale/>
            <chart:title svg:x="6.466cm" svg:y="8.019cm" chart:style-name="ch6">
              <text:p>Ilość elemetów</text:p>
            </chart:title>
            <chart:categories table:cell-range-address="Sheet1_3.A21:Sheet1_3.A27"/>
          </chart:axis>
          <chart:axis chart:dimension="y" chart:name="primary-y" chart:style-name="ch5">
            <chart:title svg:x="0.451cm" svg:y="5.196cm" chart:style-name="ch7">
              <text:p>Czas [s]</text:p>
            </chart:title>
            <chart:grid chart:style-name="ch8" chart:class="major"/>
          </chart:axis>
          <chart:series chart:style-name="ch9" chart:values-cell-range-address="Sheet1_3.C21:Sheet1_3.C27" chart:label-cell-address="bst" chart:class="chart:line">
            <chart:data-point chart:repeated="7"/>
          </chart:series>
          <chart:series chart:style-name="ch10" chart:values-cell-range-address="Sheet1_3.E21:Sheet1_3.E27" chart:label-cell-address="avl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st</text:p>
              </table:table-cell>
              <table:table-cell office:value-type="string">
                <text:p>avl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_3.A21:Sheet1_3.A27</svg:desc>
                </draw:g>
              </table:table-cell>
              <table:table-cell office:value-type="float" office:value="0.000015">
                <text:p>0.000015</text:p>
                <draw:g>
                  <svg:desc>Sheet1_3.C21:Sheet1_3.C27</svg:desc>
                </draw:g>
              </table:table-cell>
              <table:table-cell office:value-type="float" office:value="0">
                <text:p>0</text:p>
                <draw:g>
                  <svg:desc>Sheet1_3.E21:Sheet1_3.E2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3">
                <text:p>0.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178">
                <text:p>0.000178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2461">
                <text:p>0.002461</text:p>
              </table:table-cell>
              <table:table-cell office:value-type="float" office:value="0.000633">
                <text:p>0.0006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49327">
                <text:p>0.049327</text:p>
              </table:table-cell>
              <table:table-cell office:value-type="float" office:value="0.015941">
                <text:p>0.01594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645443">
                <text:p>0.645443</text:p>
              </table:table-cell>
              <table:table-cell office:value-type="float" office:value="0.251756">
                <text:p>0.25175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7.05252">
                <text:p>7.05252</text:p>
              </table:table-cell>
              <table:table-cell office:value-type="float" office:value="2.65918">
                <text:p>2.659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